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OURIER" svg:font-family="COURIER" style:font-family-generic="modern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009b87" officeooo:paragraph-rsid="00009b87"/>
    </style:style>
    <style:style style:name="P2" style:family="paragraph" style:parent-style-name="Standard">
      <style:text-properties style:font-name="COURIER" officeooo:rsid="00009b87" officeooo:paragraph-rsid="0000b56e"/>
    </style:style>
    <style:style style:name="P3" style:family="paragraph" style:parent-style-name="Standard">
      <style:text-properties style:font-name="COURIER" officeooo:paragraph-rsid="00009b87"/>
    </style:style>
    <style:style style:name="P4" style:family="paragraph" style:parent-style-name="Standard">
      <style:text-properties style:font-name="COURIER" officeooo:paragraph-rsid="0000b56e"/>
    </style:style>
    <style:style style:name="P5" style:family="paragraph" style:parent-style-name="Standard">
      <style:text-properties style:font-name="COURIER" officeooo:rsid="0000b56e" officeooo:paragraph-rsid="0000b56e"/>
    </style:style>
    <style:style style:name="P6" style:family="paragraph" style:parent-style-name="Standard">
      <style:text-properties style:font-name="COURIER" officeooo:rsid="000100d8" officeooo:paragraph-rsid="000100d8"/>
    </style:style>
    <style:style style:name="P7" style:family="paragraph" style:parent-style-name="Standard">
      <style:text-properties style:font-name="sans-serif" fo:font-size="12pt" officeooo:paragraph-rsid="0000b56e"/>
    </style:style>
    <style:style style:name="P8" style:family="paragraph" style:parent-style-name="Standard">
      <style:text-properties style:font-name="sans-serif" fo:font-size="12pt" officeooo:rsid="0000e67d" officeooo:paragraph-rsid="0000e67d"/>
    </style:style>
    <style:style style:name="T1" style:family="text">
      <style:text-properties officeooo:rsid="00009b87"/>
    </style:style>
    <style:style style:name="T2" style:family="text">
      <style:text-properties officeooo:rsid="0000b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5’ ACGTGACGCTTAGACGACGACGTAGACGTT 3’ <text:span text:style-name="T1">DIRECTA</text:span></text:p>
      <text:p text:style-name="P4"><text:s text:c="10"/><text:span text:style-name="T2">(REVERSE) </text:span><text:s/><text:span text:style-name="T1">CTGCATCTGTAA</text:span></text:p>
      <text:p text:style-name="P4"/>
      <text:p text:style-name="P4"><text:s text:c="3"/>ACGTGACGCTTA <text:span text:style-name="T2">(FORWARD) <text:s text:c="20"/></text:span></text:p>
      <text:p text:style-name="P1">3’ TGCACTGCGAATCTGCTGCTGCATCTGTAA 5’ COMPLEMENTARIA</text:p>
      <text:p text:style-name="P1"/>
      <text:p text:style-name="P1">FORWARD: ACGTGACGCTTA <text:span text:style-name="T2">(5’3’)</text:span></text:p>
      <text:p text:style-name="P2">REVERSE: <text:span text:style-name="T2">AATGTCTACGTC (5’3’) </text:span>CTGCATCTGTAA <text:span text:style-name="T2">(3’5’)</text:span></text:p>
      <text:p text:style-name="P2"/>
      <text:p text:style-name="P5">Temperatura:</text:p>
      <text:p text:style-name="P5">Las cadenas g&lt;&gt;c tienen 3 puentes hidrogenados por lo que necesitan <text:s/>más calor para romperse que las a&lt;&gt;t</text:p>
      <text:p text:style-name="P5"/>
      <text:p text:style-name="P7"><text:span text:style-name="T2">Tamaño (bases) <text:s text:c="7"/></text:span>Tm = 2(A+T) + 4(G+C)</text:p>
      <text:p text:style-name="P8">4<text:tab/><text:tab/><text:tab/><text:tab/>2*2+4*2=4 +8=12</text:p>
      <text:p text:style-name="P8">8<text:tab/><text:tab/><text:tab/><text:tab/>2*4+4*4=8+16=24</text:p>
      <text:p text:style-name="P8">10<text:tab/><text:tab/><text:tab/><text:tab/>2*5+4*5=10+20=30</text:p>
      <text:p text:style-name="P8">12<text:tab/><text:tab/><text:tab/><text:tab/>2*6+4*6=12+24=36</text:p>
      <text:p text:style-name="P8">14<text:tab/><text:tab/><text:tab/><text:tab/>2*7+4*7=14+28=42</text:p>
      <text:p text:style-name="P8">16<text:tab/><text:tab/><text:tab/><text:tab/>2*8+4*8=16+32=48</text:p>
      <text:p text:style-name="P8">18<text:tab/><text:tab/><text:tab/><text:tab/>2*9+4*9=18+36=52</text:p>
      <text:p text:style-name="P8">20</text:p>
      <text:p text:style-name="P8">22</text:p>
      <text:p text:style-name="P8">24</text:p>
      <text:p text:style-name="P8">26</text:p>
      <text:p text:style-name="P8">28</text:p>
      <text:p text:style-name="P5"/>
      <text:p text:style-name="P6">Tamaño:</text:p>
      <text:p text:style-name="P6">Se intenta buscar una proporción de tamaño, que no sea demasiado pequeña (porque sino copiaría cosas no deseadas) y que no sea demasiado larga (porque aumenta el tiempo que tarda en acoplarse y logre la hibridación)</text:p>
      <text:p text:style-name="P6">Para 18 bases, la prob será de ¼ elevado a la 18, o 1/(2 a la 36)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OURIER" svg:font-family="COURIER" style:font-family-generic="modern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6:30:36.245417108</meta:creation-date>
    <dc:date>2018-11-05T18:00:01.696114249</dc:date>
    <meta:editing-duration>PT17M53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4" meta:word-count="120" meta:character-count="857" meta:non-whitespace-character-count="696"/>
  </office:meta>
</office:document-meta>
</file>